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T21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4/2020<text:bookmark-end text:name="Text14"/></text:p>
            <text:p text:style-name="Normální">KVOP-37911/2020<text:bookmark-end text:name="Text2"/></text:p>
            <text:p text:style-name="Normální"><text:bookmark-start text:name="Text6"/>07. 09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P. K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/>
      <text:p text:style-name="Základnítext">Vážený pane K.,</text:p>
      <text:p text:style-name="Základnítext">dne 1. 9. 2020 byla<text:s/>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7">Sborník stanovisek veřejného ochránce práv Vězeňství II,</text:p>
        </text:list-item>
        <text:list-item>
          <text:p text:style-name="P18">Nařízení generálního ředitele Vězeňské služby ČR č.<text:s/>13/2017, 39/2012, 42/2015, 36/2014, 55/2014, 25/2015, 14/2018,</text:p>
        </text:list-item>
        <text:list-item>
          <text:p text:style-name="P19">Nález Ústavního soudu ze dne 9. 7. 2018, sp. zn. II. ÚS 955/18.</text:p>
        </text:list-item>
      </text:list>
      <text:p text:style-name="P20"/>
      <text:p text:style-name="Základnítext">K Vaší žádosti<text:s/><text:span text:style-name="Silné">poskytuji následující informace</text:span>:</text:p>
      <text:p text:style-name="Základnítext"/>
      <text:p text:style-name="Základnítext">K bodu č. 1</text:p>
      <text:p text:style-name="Základnítext">Sborník stanovisek veřejného ochránce práv Vězeňství II.</text:p>
      <text:p text:style-name="Základnítext">K bodu č. 2</text:p>
      <text:p text:style-name="Základnítext">Nařízení generálního ředitele Vězeňské služby ČR č. 13/2017,</text:p>
      <text:p text:style-name="Základnítext">Nařízení generálního ředitele Vězeňské služby ČR č. 39/2012,</text:p>
      <text:p text:style-name="Základnítext">Nařízení generálního ředitele Vězeňské služby ČR č. 42/2015,</text:p>
      <text:p text:style-name="Základnítext">Nařízení generálního ředitele Vězeňské služby ČR č. 36/2014,</text:p>
      <text:p text:style-name="Základnítext">Nařízení generálního ředitele Vězeňské služby ČR č. 55/2014,</text:p>
      <text:p text:style-name="Základnítext">Nařízení generálního ředitele Vězeňské služby ČR č. 25/2015,</text:p>
      <text:p text:style-name="Základnítext">Nařízení generálního ředitele Vězeňské služby ČR č. 14/2018.</text:p>
      <text:soft-page-break/>
      <text:p text:style-name="Základnítext">K bodu č. 3</text:p>
      <text:p text:style-name="Základnítext">Nález Ústavního soudu ze dne 9. 7. 2018, sp. zn. II. ÚS 955/18.</text:p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  <text:p text:style-name="Základnítext"/>
      <text:p text:style-name="Základnítext"><text:span text:style-name="T21">Příloh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Q8UL*</text:span></text:p>
        <text:p text:style-name="P12"><text:span text:style-name="T13">KVOPX00AQ8UL</text:span>KVOPX00AQ8U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9-18T11:14:00Z</meta:creation-date>
    <dc:date>2020-09-18T11:15:00Z</dc:date>
    <meta:print-date>2020-09-07T08:06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2" meta:paragraph-count="22" meta:word-count="176" meta:character-count="1255" meta:row-count="36" meta:non-whitespace-character-count="1101"/>
  </office:meta>
</office:document-meta>
</file>